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officeooo:rsid="00195e42" officeooo:paragraph-rsid="00195e42"/>
    </style:style>
    <style:style style:name="P2" style:family="paragraph" style:parent-style-name="Text_20_body">
      <style:paragraph-properties fo:line-height="150%"/>
      <style:text-properties fo:font-style="normal" officeooo:rsid="001b28ae" officeooo:paragraph-rsid="00195e42" style:font-style-asian="normal" style:font-style-complex="normal"/>
    </style:style>
    <style:style style:name="P3" style:family="paragraph" style:parent-style-name="Text_20_body">
      <style:paragraph-properties fo:line-height="150%"/>
      <style:text-properties officeooo:rsid="002a401d" officeooo:paragraph-rsid="002509cc"/>
    </style:style>
    <style:style style:name="P4" style:family="paragraph" style:parent-style-name="Text_20_body">
      <style:paragraph-properties fo:line-height="150%"/>
      <style:text-properties officeooo:rsid="001bebd3" officeooo:paragraph-rsid="001bebd3"/>
    </style:style>
    <style:style style:name="P5" style:family="paragraph" style:parent-style-name="Text_20_body">
      <style:paragraph-properties fo:line-height="150%"/>
      <style:text-properties officeooo:rsid="001d674d" officeooo:paragraph-rsid="001d674d"/>
    </style:style>
    <style:style style:name="P6" style:family="paragraph" style:parent-style-name="Text_20_body">
      <style:paragraph-properties fo:line-height="150%"/>
      <style:text-properties officeooo:rsid="001e1b69" officeooo:paragraph-rsid="001e1b69"/>
    </style:style>
    <style:style style:name="P7" style:family="paragraph" style:parent-style-name="Text_20_body">
      <style:paragraph-properties fo:line-height="150%"/>
      <style:text-properties officeooo:rsid="0021a0bb" officeooo:paragraph-rsid="0021a0bb"/>
    </style:style>
    <style:style style:name="P8" style:family="paragraph" style:parent-style-name="Text_20_body">
      <style:paragraph-properties fo:line-height="150%"/>
    </style:style>
    <style:style style:name="P9" style:family="paragraph" style:parent-style-name="Text_20_body">
      <style:paragraph-properties fo:line-height="150%"/>
      <style:text-properties officeooo:paragraph-rsid="001839ba"/>
    </style:style>
    <style:style style:name="P10" style:family="paragraph" style:parent-style-name="Text_20_body">
      <style:paragraph-properties fo:line-height="150%"/>
      <style:text-properties officeooo:paragraph-rsid="002a401d"/>
    </style:style>
    <style:style style:name="P11" style:family="paragraph" style:parent-style-name="Text_20_body">
      <style:paragraph-properties fo:line-height="150%"/>
      <style:text-properties officeooo:paragraph-rsid="00317c35"/>
    </style:style>
    <style:style style:name="P12" style:family="paragraph" style:parent-style-name="Text_20_body">
      <style:paragraph-properties fo:line-height="150%"/>
      <style:text-properties officeooo:rsid="00316f38" officeooo:paragraph-rsid="00316f38"/>
    </style:style>
    <style:style style:name="P13" style:family="paragraph" style:parent-style-name="Text_20_body">
      <style:paragraph-properties fo:line-height="150%" fo:text-align="center" style:justify-single-word="false"/>
      <style:text-properties style:font-name="Arial" fo:font-size="12pt" officeooo:paragraph-rsid="001839ba" style:font-size-asian="12pt" style:font-size-complex="12pt"/>
    </style:style>
    <style:style style:name="P14" style:family="paragraph" style:parent-style-name="Text_20_body">
      <style:paragraph-properties fo:line-height="150%" fo:text-align="center" style:justify-single-word="false"/>
      <style:text-properties style:font-name="Arial" fo:font-size="12pt" officeooo:rsid="001be034" officeooo:paragraph-rsid="001839ba" style:font-size-asian="12pt" style:font-size-complex="12pt"/>
    </style:style>
    <style:style style:name="P15" style:family="paragraph" style:parent-style-name="Standard">
      <style:paragraph-properties fo:line-height="150%"/>
    </style:style>
    <style:style style:name="P16" style:family="paragraph" style:parent-style-name="Standard">
      <style:paragraph-properties fo:line-height="150%"/>
      <style:text-properties officeooo:paragraph-rsid="00232f33"/>
    </style:style>
    <style:style style:name="P17" style:family="paragraph" style:parent-style-name="Standard">
      <style:paragraph-properties fo:line-height="150%"/>
      <style:text-properties officeooo:paragraph-rsid="002c05de"/>
    </style:style>
    <style:style style:name="P18" style:family="paragraph" style:parent-style-name="Heading_20_1" style:master-page-name="First_20_Page">
      <style:paragraph-properties fo:line-height="150%" fo:text-align="center" style:justify-single-word="false" style:page-number="auto"/>
      <style:text-properties style:font-name="Arial" fo:font-size="12pt" officeooo:rsid="001be034" officeooo:paragraph-rsid="001839ba" style:font-size-asian="12pt" style:font-size-complex="12pt"/>
    </style:style>
    <style:style style:name="P19" style:family="paragraph" style:parent-style-name="Heading_20_2">
      <style:paragraph-properties fo:line-height="150%" fo:text-align="center" style:justify-single-word="false"/>
      <style:text-properties style:font-name="Arial" fo:font-size="12pt" officeooo:rsid="001be034" officeooo:paragraph-rsid="001839ba" style:font-size-asian="12pt" style:font-size-complex="12pt"/>
    </style:style>
    <style:style style:name="P20" style:family="paragraph" style:parent-style-name="Heading_20_2">
      <style:paragraph-properties fo:line-height="150%"/>
      <style:text-properties officeooo:rsid="00195e42" officeooo:paragraph-rsid="00195e42"/>
    </style:style>
    <style:style style:name="P21" style:family="paragraph" style:parent-style-name="Heading_20_2">
      <style:paragraph-properties fo:line-height="150%"/>
      <style:text-properties officeooo:rsid="0021a0bb" officeooo:paragraph-rsid="0021a0bb"/>
    </style:style>
    <style:style style:name="P22" style:family="paragraph" style:parent-style-name="Heading_20_2">
      <style:paragraph-properties fo:line-height="150%"/>
      <style:text-properties officeooo:rsid="002a401d" officeooo:paragraph-rsid="002a401d"/>
    </style:style>
    <style:style style:name="P23" style:family="paragraph" style:parent-style-name="Heading_20_2">
      <style:paragraph-properties fo:line-height="150%"/>
    </style:style>
    <style:style style:name="P24" style:family="paragraph" style:parent-style-name="Heading_20_4">
      <style:paragraph-properties fo:line-height="150%"/>
      <style:text-properties officeooo:rsid="001839ba" officeooo:paragraph-rsid="001839ba"/>
    </style:style>
    <style:style style:name="P25" style:family="paragraph" style:parent-style-name="Heading_20_4">
      <style:paragraph-properties fo:line-height="150%"/>
      <style:text-properties officeooo:rsid="001bebd3" officeooo:paragraph-rsid="001bebd3"/>
    </style:style>
    <style:style style:name="P26" style:family="paragraph" style:parent-style-name="Heading_20_4">
      <style:paragraph-properties fo:line-height="150%"/>
      <style:text-properties officeooo:rsid="001d674d" officeooo:paragraph-rsid="001d674d"/>
    </style:style>
    <style:style style:name="P27" style:family="paragraph" style:parent-style-name="Heading_20_4">
      <style:paragraph-properties fo:line-height="150%"/>
      <style:text-properties officeooo:rsid="001e1b69" officeooo:paragraph-rsid="001e1b69"/>
    </style:style>
    <style:style style:name="P28" style:family="paragraph" style:parent-style-name="Heading_20_4">
      <style:paragraph-properties fo:line-height="150%"/>
      <style:text-properties officeooo:rsid="0021a0bb" officeooo:paragraph-rsid="0021a0bb"/>
    </style:style>
    <style:style style:name="P29" style:family="paragraph" style:parent-style-name="Heading_20_4">
      <style:paragraph-properties fo:line-height="150%"/>
    </style:style>
    <style:style style:name="T1" style:family="text">
      <style:text-properties officeooo:rsid="005d57f2"/>
    </style:style>
    <style:style style:name="T2" style:family="text">
      <style:text-properties fo:font-style="normal" style:font-style-asian="normal" style:font-style-complex="normal"/>
    </style:style>
    <style:style style:name="T3" style:family="text">
      <style:text-properties fo:font-style="normal" officeooo:rsid="001839ba" style:font-style-asian="normal" style:font-style-complex="normal"/>
    </style:style>
    <style:style style:name="T4" style:family="text">
      <style:text-properties fo:font-style="normal" officeooo:rsid="00195e42" style:font-style-asian="normal" style:font-style-complex="normal"/>
    </style:style>
    <style:style style:name="T5" style:family="text">
      <style:text-properties fo:font-style="normal" officeooo:rsid="001b28ae" style:font-style-asian="normal" style:font-style-complex="normal"/>
    </style:style>
    <style:style style:name="T6" style:family="text">
      <style:text-properties fo:font-style="normal" officeooo:rsid="001d674d" style:font-style-asian="normal" style:font-style-complex="normal"/>
    </style:style>
    <style:style style:name="T7" style:family="text">
      <style:text-properties fo:font-style="normal" officeooo:rsid="001fd043" style:font-style-asian="normal" style:font-style-complex="normal"/>
    </style:style>
    <style:style style:name="T8" style:family="text">
      <style:text-properties officeooo:rsid="001d674d"/>
    </style:style>
    <style:style style:name="T9" style:family="text">
      <style:text-properties officeooo:rsid="001e1b69"/>
    </style:style>
    <style:style style:name="T10" style:family="text">
      <style:text-properties officeooo:rsid="001fd043"/>
    </style:style>
    <style:style style:name="T11" style:family="text">
      <style:text-properties officeooo:rsid="0021a0bb"/>
    </style:style>
    <style:style style:name="T12" style:family="text">
      <style:text-properties officeooo:rsid="002509cc"/>
    </style:style>
    <style:style style:name="T13" style:family="text">
      <style:text-properties officeooo:rsid="00285d9a"/>
    </style:style>
    <style:style style:name="T14" style:family="text">
      <style:text-properties officeooo:rsid="002c05de"/>
    </style:style>
    <style:style style:name="T15" style:family="text">
      <style:text-properties officeooo:rsid="00316f38"/>
    </style:style>
    <style:style style:name="T16" style:family="text">
      <style:text-properties fo:font-weight="bold" style:font-weight-asian="bold" style:font-weight-complex="bold"/>
    </style:style>
    <style:style style:name="T17" style:family="text">
      <style:text-properties fo:font-weight="bold" officeooo:rsid="00316f38" style:font-weight-asian="bold" style:font-weight-complex="bold"/>
    </style:style>
    <style:style style:name="T18" style:family="text">
      <style:text-properties fo:font-weight="bold" officeooo:rsid="002c05de" style:font-weight-asian="bold" style:font-weight-complex="bold"/>
    </style:style>
    <style:style style:name="T19" style:family="text">
      <style:text-properties fo:color="#e06c75" style:font-name="Consolas" fo:font-size="10.5pt" fo:font-weight="normal" fo:background-color="#282c34" loext:char-shading-value="0"/>
    </style:style>
    <style:style style:name="T20" style:family="text">
      <style:text-properties fo:color="#e06c75" style:font-name="Consolas" fo:font-size="10.5pt" fo:font-weight="normal" fo:background-color="#ffff00" loext:char-shading-value="0"/>
    </style:style>
    <style:style style:name="T21" style:family="text">
      <style:text-properties fo:color="#e06c75" style:font-name="Consolas" fo:font-size="10.5pt" fo:font-weight="normal" fo:background-color="#ffff00" loext:char-shading-value="0"/>
    </style:style>
    <style:style style:name="T22" style:family="text">
      <style:text-properties fo:color="#e06c75" style:font-name="Consolas" fo:font-size="10.5pt" fo:font-weight="normal" fo:background-color="transparent" loext:char-shading-value="0"/>
    </style:style>
    <style:style style:name="T23" style:family="text">
      <style:text-properties officeooo:rsid="002c05de" fo:background-color="#ffff00" loext:char-shading-value="0"/>
    </style:style>
    <style:style style:name="T24" style:family="text">
      <style:text-properties officeooo:rsid="002c05de" fo:background-color="#ffff00" loext:char-shading-value="0"/>
    </style:style>
    <style:style style:name="T25" style:family="text">
      <style:text-properties officeooo:rsid="002c05de" fo:background-color="transparent" loext:char-shading-value="0"/>
    </style:style>
    <style:style style:name="T26" style:family="text">
      <style:text-properties style:use-window-font-color="true" officeooo:rsid="002c05de" fo:background-color="transparent" loext:char-shading-value="0"/>
    </style:style>
    <style:style style:name="T27" style:family="text">
      <style:text-properties style:use-window-font-color="true" style:font-name="Consolas" fo:font-size="10.5pt" fo:font-weight="normal" fo:background-color="transparent" loext:char-shading-value="0"/>
    </style:style>
    <style:style style:name="T28" style:family="text">
      <style:text-properties style:use-window-font-color="true" style:font-name="Liberation Serif" fo:font-size="10.5pt" fo:font-weight="normal" fo:background-color="transparent" loext:char-shading-value="0"/>
    </style:style>
    <style:style style:name="T29" style:family="text">
      <style:text-properties style:use-window-font-color="true" style:font-name="Liberation Serif" fo:font-size="12pt" fo:font-weight="normal" fo:background-color="transparent" loext:char-shading-value="0"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Report INFO134 </text:h>
      <text:h text:style-name="P19" text:outline-level="2">Project <text:span text:style-name="T1">Two</text:span></text:h>
      <text:p text:style-name="P13"/>
      <text:p text:style-name="P13"/>
      <text:p text:style-name="P13"/>
      <text:p text:style-name="P13"/>
      <text:p text:style-name="P13"/>
      <text:p text:style-name="P13"/>
      <text:p text:style-name="P13"/>
      <text:p text:style-name="P14">Kristian O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h text:style-name="P20" text:outline-level="2">Prelude</text:h>
      <text:p text:style-name="P1">I will assume that the reader of this document is familiar with terms about the subject of HTML, JavaScript and MongoDB.</text:p>
      <text:h text:style-name="P23" text:outline-level="2">Part One</text:h>
      <text:h text:style-name="P24" text:outline-level="4">The flow of information on index.html</text:h>
      <text:p text:style-name="P9"><text:span text:style-name="T3">The information flow does not start until a user enters “index.html”. This page then initializes the script “profile.js” in-between the &lt;head&gt; part of the document and the function “setup_frontpage” is initialized. This function initializes an XMLHttp</text:span><text:span text:style-name="T6">R</text:span><text:span text:style-name="T3">equest and sets the type→ “get” and target path→ “</text:span><text:a xlink:type="simple" xlink:href="http://wildboy.uib.no/mongodb/profiles/profiles/?filter_username" text:style-name="Internet_20_link" text:visited-style-name="Visited_20_Internet_20_Link"><text:span text:style-name="T3">http://wildboy.uib.no/mongodb/profiles/profiles/?filter_username</text:span></text:a><text:span text:style-name="T3">=” + current_user + “&amp;limit=1, true”. This is a query to retrieve information about the </text:span><text:span text:style-name="T4">current user, set to “bruker1” for now, as well as a path so that the request can find the information it needs and hit the right mongodb database. It then asks the database to respond in JSON format. </text:span><text:span text:style-name="T7">At last the request says that it should limit the results to one so that it does not return other information than the one result we are interested in.</text:span><text:span text:style-name="T4"> All that is then left is to set that whenever the query is finished and the response has been received it should start an anonymous function as can be seen on line 8. </text:span><text:span text:style-name="T5">The XMLHttpRequest is not actually sent before line 42 and what is inbetween is just the function that should be called once the request is finished.</text:span></text:p>
      <text:p text:style-name="P1"><text:span text:style-name="T2">The script “profile.js” now has access to the information about the user we want. A quick check as to if the results contains the information we want is done in line 13. <text:s/>If the response has the username it is inserted into the HTML through DOM manipulation. After this is done the </text:span><text:span text:style-name="T5">two lists that should be inserted is done in the same way as the username was if the information exists.</text:span></text:p>
      <text:p text:style-name="P2"/>
      <text:h text:style-name="P25" text:outline-level="4"><text:soft-page-break/>The frow of information on show_mo<text:span text:style-name="T9">v</text:span>ie.html</text:h>
      <text:p text:style-name="P4">This works site works in the same manner as the index.html page. The scripts “query_params.js” and “show_movie.js” is executed in the respective order and “query_params.js” takes the information in the <text:span text:style-name="T8">URL and transforms it into an JS-object. The show_movie.js then takes that object and uses it to target the right movie in its XMLHttpRequest. This page initialises the XMLHttpRequest in the same way as index.html and grabs the results after it has been initialized in line 45 of “show_movie.js” This anonymous function takes the movie it retrieves and displays the information in table rows through DOM manipulation again. <text:line-break/></text:span></text:p>
      <text:h text:style-name="P26" text:outline-level="4">The flow of information on search_results.html and advanced_search.html</text:h>
      <text:p text:style-name="P5">Here things are a bit different. <text:span text:style-name="T9">While advanced_search.html is not implemented I will talk about how search_results.html</text:span> uses local JSON files to search through and extract the information needed. <text:span text:style-name="T9"><text:s/>search_results.html files initializes query_params.js to do what was done in show_movie.js and it also initializes object.js. This is because it needs the massive .json file to search through. Finally it starts search_results.js where it grabs any movie that gets a match in the .json file and displays it in the html tag with the id: res_list. </text:span></text:p>
      <text:h text:style-name="P29" text:outline-level="4"/>
      <text:h text:style-name="P27" text:outline-level="4">MongoDB and the REST API</text:h>
      <text:p text:style-name="P6">Concerning myself with show_movie.js and profile.js since these are the two script files that builds ut the REST API and uses it, these two scripts show that with simple GET requests over XMLHttpRequests it is very easy to set up and to use. It is very simple to make these XMLHttpRequests on any action that requires an update and therefore get very smooth updates without <text:span text:style-name="T13">brute force search on </text:span><text:s/>local files. With the use of other types of requests like “PUT”, “<text:span text:style-name="T10">POST” or “DELETE” one could easily make this into a ready to use application. </text:span></text:p>
      <text:h text:style-name="P21" text:outline-level="2">Part Two</text:h>
      <text:h text:style-name="P28" text:outline-level="4">Changes in the HTML</text:h>
      <text:p text:style-name="P7">Interestingly enough the HTML would not need much updating at all. One could of course drop some of the script tags in the &lt;head&gt; tags since files like “genres.js” or “objects.js” is no longer needed, but other than that the HTML does not need much change.</text:p>
      <text:h text:style-name="P28" text:outline-level="4"><text:soft-page-break/>Changes in the JavaScript</text:h>
      <text:p text:style-name="P16"><text:span text:style-name="T11">Here it becomes obvious that some change is really necessary. Since my functions for displaying information is separated from my functions for finding the right information to display. My solution to the different html pages are somewhat different. This is what I will discuss in the next sections.</text:span></text:p>
      <text:p text:style-name="P17"><text:span text:style-name="T12">I will also discuss the script file “generateIndex.js” even if it is not part of the requirements in this task I want to discuss it here since it uses the method of extracting information from the .JSON files and would have to be rewritten to use the REST API.</text:span></text:p>
      <text:p text:style-name="P17"/>
      <text:p text:style-name="P17"><text:span text:style-name="T14">I would have written an API in a separate .js file to make calls and extract information from the MongoDB. This will make many of the functions in my JavaScript files obsolete and unnecessary. I will then do all the calls to gather the movies from the MongoDB. </text:span></text:p>
      <text:p text:style-name="P3"/>
      <text:h text:style-name="P22" text:outline-level="2">Part Three</text:h>
      <text:p text:style-name="P12">In this section I will explain what all the files that I have submitted contains and what their function is. I will seperate out what is in the “header” tag in all of the “html” pages and call it “common_header”. This is because it is the same in all aspects, but pathing so I have decided that I would separate it here.</text:p>
      <text:p text:style-name="P10"><text:span text:style-name="T16">“</text:span><text:span text:style-name="T17">common_header”:</text:span><text:span text:style-name="T15"> <text:s/>This is where the title, navigation and the search function components exists. The navigation is simply to the profile and to log out now since we do not have authentication or authorization and assumes that everyone is logged in. </text:span></text:p>
      <text:p text:style-name="P8"><text:span text:style-name="T16">“</text:span><text:span text:style-name="T18">index.html”:</text:span><text:span text:style-name="T14"> This is the landing page on my Website and presents the user with three horizontal scrollable lists. The first list is the movies that exists in the database with the lates</text:span><text:span text:style-name="T26">t </text:span><text:span text:style-name="T29">reg_date</text:span><text:span text:style-name="T14">, the second one is intended for movies that the user has loaned, e.g. (last watched movies), but is for now randomly choosen. Lastly there is one based on the current rating of the movies and displays the ones with the highest first. </text:span></text:p>
      <text:p text:style-name="P11"><text:span text:style-name="T15">There are then a rating section, this is not implemented yet since it is impossible to insert into json files with JavaScript. <text:line-break/>All of the movies in the lists and the current one in the rating section are anchors that lead to details about the respective movie. All of these are extracted from <text:line-break/>Lastly the rules that apply to the people that loans movies in this institution.<text:line-break/><text:line-break/></text:span></text:p>
      <text:p text:style-name="P15"><text:soft-pag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13:46:42.181000000</meta:creation-date>
    <meta:generator>LibreOffice/5.2.6.2$Windows_X86_64 LibreOffice_project/a3100ed2409ebf1c212f5048fbe377c281438fdc</meta:generator>
    <dc:date>2017-05-03T10:30:32.769000000</dc:date>
    <meta:editing-duration>PT10H25M10S</meta:editing-duration>
    <meta:editing-cycles>2</meta:editing-cycles>
    <meta:document-statistic meta:table-count="0" meta:image-count="0" meta:object-count="0" meta:page-count="5" meta:paragraph-count="28" meta:word-count="1037" meta:character-count="6081" meta:non-whitespace-character-count="5054"/>
  </office:meta>
</office:document-meta>
</file>